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umberedRepositoryFileFilter.NumberedRepositoryFileFilter( final String exten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umberedRepositoryFileFilter.accept( final File file , final String 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